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c9c3" officeooo:paragraph-rsid="000bc9c3"/>
    </style:style>
    <style:style style:name="P2" style:family="paragraph" style:parent-style-name="Title">
      <style:text-properties officeooo:rsid="000bc9c3" officeooo:paragraph-rsid="000bc9c3"/>
    </style:style>
    <style:style style:name="P3" style:family="paragraph" style:parent-style-name="Heading_20_1">
      <style:text-properties officeooo:rsid="000bc9c3" officeooo:paragraph-rsid="000bc9c3"/>
    </style:style>
    <style:style style:name="P4" style:family="paragraph" style:parent-style-name="Standard" style:list-style-name="L1">
      <style:text-properties officeooo:rsid="000bc9c3" officeooo:paragraph-rsid="000bc9c3"/>
    </style:style>
    <style:style style:name="P5" style:family="paragraph" style:parent-style-name="Standard">
      <style:text-properties officeooo:rsid="000d4e65" officeooo:paragraph-rsid="000bc9c3"/>
    </style:style>
    <style:style style:name="P6" style:family="paragraph" style:parent-style-name="Standard">
      <style:text-properties officeooo:rsid="000d4e65" officeooo:paragraph-rsid="000d4e65"/>
    </style:style>
    <style:style style:name="P7" style:family="paragraph" style:parent-style-name="Standard">
      <style:text-properties officeooo:paragraph-rsid="000d4e65"/>
    </style:style>
    <style:style style:name="T1" style:family="text">
      <style:text-properties officeooo:rsid="000d4e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4e6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4e65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d4e65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d4e65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Document Test</text:p>
      <text:h text:style-name="P3" text:outline-level="1">Introduction</text:h>
      <text:p text:style-name="P1">This is a test. It contains two paragraphs. This is the first one.</text:p>
      <text:p text:style-name="P1"/>
      <text:p text:style-name="P1">This is the second one, with only one sentence and followed by a bulleted list of three fruits:</text:p>
      <text:p text:style-name="P1"/>
      <text:list xml:id="list3449409638" text:style-name="L1">
        <text:list-item>
          <text:p text:style-name="P4">Banana</text:p>
        </text:list-item>
        <text:list-item>
          <text:p text:style-name="P4">Apple</text:p>
        </text:list-item>
        <text:list-item>
          <text:p text:style-name="P4">Pear</text:p>
        </text:list-item>
      </text:list>
      <text:p text:style-name="P5"/>
      <text:p text:style-name="P6">Here is a <text:a xlink:type="simple" xlink:href="https://proycon.github.io/folia" text:style-name="Internet_20_link" text:visited-style-name="Visited_20_Internet_20_Link">link</text:a> to the FoLiA website.</text:p>
      <text:p text:style-name="P6"/>
      <text:p text:style-name="P7"><text:span text:style-name="T1">Now we will test some markup by making some words </text:span><text:span text:style-name="T3">bold</text:span><text:span text:style-name="T5"> or putting them in </text:span><text:span text:style-name="T7">italics</text:span><text:span text:style-name="T10">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9T22:17:39.505037752</meta:creation-date>
    <dc:date>2019-10-20T12:05:51.905524442</dc:date>
    <meta:editing-duration>PT4M17S</meta:editing-duration>
    <meta:editing-cycles>2</meta:editing-cycles>
    <meta:generator>LibreOffice/6.3.2.2$Linux_X86_64 LibreOffice_project/30$Build-2</meta:generator>
    <dc:creator>proycon</dc:creator>
    <meta:document-statistic meta:table-count="0" meta:image-count="0" meta:object-count="0" meta:page-count="1" meta:paragraph-count="9" meta:word-count="64" meta:character-count="327" meta:non-whitespace-character-count="274"/>
  </office:meta>
</office:document-meta>
</file>